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</text:span><text:span text:style-name="T1">ed </text:span><text:span text:style-name="T1">docker </text:span><text:span text:style-name="T1">containe</text:span><text:span text:style-name="T1">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89cm" svg:height="1.816cm" svg:x="4.021cm" svg:y="17.337cm">
          <text:p text:style-name="P5"><text:span text:style-name="T2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5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708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4T13:45:30.344158078</dc:date>
    <meta:editing-duration>PT50M22S</meta:editing-duration>
    <meta:editing-cycles>18</meta:editing-cycles>
    <meta:generator>LibreOffice/6.0.7.3$Linux_X86_64 LibreOffice_project/00m0$Build-3</meta:generator>
    <meta:document-statistic meta:object-count="27"/>
  </office:meta>
</office:document-meta>
</file>